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style:text-underline-style="none" fo:font-weight="normal" style:font-size-asian="12pt" style:font-weight-asian="normal" style:font-name-complex="Garamond" style:font-size-complex="12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style:text-underline-style="none" fo:font-weight="normal" style:font-size-asian="10.5pt" style:font-weight-asian="normal" style:font-name-complex="Garamond" style:font-size-complex="12pt" style:font-weight-complex="normal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style:text-underline-style="none" fo:font-weight="normal" style:font-size-asian="12pt" style:font-weight-asian="normal" style:font-name-complex="Trebuchet MS" style:font-size-complex="12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style:text-underline-style="none" fo:font-weight="normal" style:font-size-asian="12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800000" style:font-name="Arial"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99pt solid #000080" style:shadow="#808080 0.18cm 0.18cm"/>
      <style:text-properties fo:color="#000080" style:font-name="Courier New"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Courier New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Courier 10 Pitch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style:text-underline-style="none" fo:font-weight="normal" style:font-name-asian="Trebuchet MS" style:font-size-asian="10.5pt" style:font-weight-asian="normal" style:font-name-complex="Trebuchet MS" style:font-size-complex="12pt" style:font-weight-complex="normal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style:text-underline-style="none" fo:font-weight="normal" style:font-name-asian="Trebuchet MS" style:font-size-asian="12pt" style:font-weight-asian="normal" style:font-name-complex="Trebuchet MS" style:font-size-complex="12pt" style:font-weight-complex="normal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2pt" style:text-underline-style="none" fo:font-weight="normal" style:font-size-asian="12pt" style:font-weight-asian="normal" style:font-name-complex="Trebuchet MS" style:font-size-complex="12pt" style:font-weight-complex="normal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2pt" style:text-underline-style="none" fo:font-weight="bold" style:font-name-asian="Trebuchet MS" style:font-size-asian="10.5pt" style:font-weight-asian="bold" style:font-name-complex="Garamond" style:font-size-complex="12pt" style:font-weight-complex="bold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2pt" style:text-underline-style="none" fo:font-weight="bold" style:font-name-asian="Trebuchet MS" style:font-size-asian="10.5pt" style:font-weight-asian="bold" style:font-name-complex="Trebuchet MS" style:font-size-complex="12pt" style:font-weight-complex="bold"/>
    </style:style>
    <style:style style:name="P2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Courier 10 Pitch" fo:font-size="12pt" style:text-underline-style="none" fo:font-weight="bold" style:font-size-asian="12pt" style:font-weight-asian="bold" style:font-name-complex="Garamond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Courier New" fo:font-size="12pt" style:text-underline-style="none" fo:font-weight="bold" style:font-size-asian="12pt" style:font-weight-asian="bold" style:font-name-complex="Garamond" style:font-size-complex="12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2pt" style:text-underline-style="none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2pt" style:text-underline-style="none" fo:font-weight="bold" style:font-size-asian="10.5pt" style:font-weight-asian="bold" style:font-name-complex="Garamon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3" style:family="text">
      <style:text-properties style:font-name="Arial"/>
    </style:style>
    <style:style style:name="T4" style:family="text">
      <style:text-properties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Trebuchet MS" style:font-weight-complex="bold"/>
    </style:style>
    <style:style style:name="T11" style:family="text">
      <style:text-properties fo:font-weight="bold" style:font-size-asian="10.5pt" style:font-weight-asian="bold" style:font-name-complex="Trebuchet MS" style:font-weight-complex="bold"/>
    </style:style>
    <style:style style:name="T12" style:family="text">
      <style:text-properties fo:font-weight="bold" style:font-name-asian="Trebuchet MS" style:font-size-asian="10.5pt" style:font-weight-asian="bold" style:font-weight-complex="bold"/>
    </style:style>
    <style:style style:name="T13" style:family="text">
      <style:text-properties fo:font-weight="bold" style:font-name-asian="Trebuchet MS" style:font-weight-asian="bold" style:font-name-complex="Trebuchet MS" style:font-weight-complex="bold"/>
    </style:style>
    <style:style style:name="T14" style:family="text">
      <style:text-properties fo:color="#800000"/>
    </style:style>
    <style:style style:name="T15" style:family="text">
      <style:text-properties fo:color="#800000" style:font-name="Courier New" fo:font-weight="bold" style:font-weight-asian="bold" style:font-weight-complex="bold"/>
    </style:style>
    <style:style style:name="T16" style:family="text">
      <style:text-properties fo:color="#800000" style:font-name="Courier 10 Pitch"/>
    </style:style>
    <style:style style:name="T17" style:family="text">
      <style:text-properties fo:color="#000000"/>
    </style:style>
    <style:style style:name="T18" style:family="text">
      <style:text-properties fo:color="#000000" style:font-name="Courier New" fo:font-weight="bold" style:font-weight-asian="bold" style:font-weight-complex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style:font-name="Courier 10 Pitch" fo:font-weight="bold" style:font-weight-asian="bold" style:font-weight-complex="bold"/>
    </style:style>
    <style:style style:name="T21" style:family="text">
      <style:text-properties fo:color="#000000" style:font-name="Arial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weight="bold" style:font-weight-asian="bold" style:font-weight-complex="bold"/>
    </style:style>
    <style:style style:name="T24" style:family="text">
      <style:text-properties style:font-name="Courier 10 Pitch"/>
    </style:style>
    <style:style style:name="T25" style:family="text">
      <style:text-properties style:font-name="Courier 10 Pitch" fo:font-weight="bold" style:font-weight-asian="bold" style:font-weight-complex="bold"/>
    </style:style>
    <style:style style:name="T26" style:family="text">
      <style:text-properties style:font-name="Courier 10 Pitch" fo:font-weight="bold" style:font-weight-asian="bold" style:font-name-complex="Trebuchet MS" style:font-weight-complex="bold"/>
    </style:style>
    <style:style style:name="T27" style:family="text">
      <style:text-properties style:font-name="Courier 10 Pitch" fo:font-weight="bold" style:font-size-asian="10.5pt" style:font-weight-asian="bold" style:font-weight-complex="bold"/>
    </style:style>
    <style:style style:name="T28" style:family="text">
      <style:text-properties style:font-name="Courier 10 Pitch" fo:font-weight="bold" style:font-name-asian="Trebuchet MS" style:font-size-asian="10.5pt" style:font-weight-asian="bold" style:font-weight-complex="bold"/>
    </style:style>
    <style:style style:name="T29" style:family="text">
      <style:text-properties style:font-name="Courier 10 Pitch" fo:font-weight="bold" style:font-name-asian="Trebuchet MS" style:font-weight-asian="bold" style:font-weight-complex="bold"/>
    </style:style>
    <style:style style:name="T30" style:family="text">
      <style:text-properties style:font-name="Courier 10 Pitch" fo:font-weight="bold" style:font-name-asian="Trebuchet MS" style:font-weight-asian="bold" style:font-name-complex="Trebuchet MS" style:font-weight-complex="bold"/>
    </style:style>
    <style:style style:name="T31" style:family="text">
      <style:text-properties style:font-size-asian="10.5pt" style:font-name-complex="Trebuchet MS"/>
    </style:style>
    <style:style style:name="T32" style:family="text">
      <style:text-properties style:font-name-asian="Trebuchet MS"/>
    </style:style>
    <style:style style:name="T33" style:family="text">
      <style:text-properties style:font-name-asian="Trebuchet MS" style:font-size-asian="10.5pt"/>
    </style:style>
    <style:style style:name="T34" style:family="text">
      <style:text-properties style:font-name-asian="Trebuchet MS" style:font-size-asian="10.5pt" style:font-name-complex="Trebuchet MS"/>
    </style:style>
    <style:style style:name="T35" style:family="text">
      <style:text-properties style:font-name-asian="Trebuchet MS" style:font-name-complex="Trebuchet MS"/>
    </style:style>
    <style:style style:name="T36" style:family="text">
      <style:text-properties style:font-name-complex="Trebuchet MS"/>
    </style:style>
    <style:style style:name="T37" style:family="text">
      <style:text-properties style:font-name="Courier 10 Pitch" fo:font-weight="bold" style:font-weight-asian="bold" style:font-weight-complex="bold"/>
    </style:style>
    <style:style style:name="T38" style:family="text">
      <style:text-properties style:font-name="Ari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SV. IES Haría</text:p>
      <text:p text:style-name="P11">1ª Evaluación. Prueba de recuperación</text:p>
      <text:p text:style-name="P6"/>
      <text:p text:style-name="P9">Instrucciones</text:p>
      <text:list xml:id="list617099062" text:style-name="L1">
        <text:list-item>
          <text:p text:style-name="P27">Ejecuta los comandos necesarios para obtener lo que se pide.</text:p>
        </text:list-item>
        <text:list-item>
          <text:p text:style-name="P29"><text:span text:style-name="T6">Inserta en las cajas de texto los comandos ejecutados mostrando el </text:span><text:span text:style-name="T7">prompt del sistema</text:span><text:span text:style-name="T6">. Y la salida del comando (en caso de que muestre alguna)</text:span></text:p>
        </text:list-item>
        <text:list-item>
          <text:p text:style-name="P28">Ejemplo:</text:p>
        </text:list-item>
      </text:list>
      <text:p text:style-name="P7"/>
      <text:p text:style-name="P12">usuario@a1pc00:~$ mkdir recuperacion-eval1</text:p>
      <text:p text:style-name="P7"/>
      <text:p text:style-name="P10">Pasos</text:p>
      <text:p text:style-name="P10"/>
      <text:p text:style-name="P8"><text:span text:style-name="T9">1</text:span>. Dentro de la carpeta de usuario crea la carpeta <text:span text:style-name="T25">temp</text:span> (si no existe) y dentro de esta la carpeta <text:span text:style-name="T25">recuperacion-eval1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5"/>
          </table:table-cell>
        </table:table-row>
      </table:table>
      <text:p text:style-name="P30"/>
      <text:p text:style-name="P7"><text:span text:style-name="T9">2</text:span>. <text:span text:style-name="T17">Crea dentro del directorio </text:span><text:span text:style-name="T20">recuperacion-eval1</text:span><text:span text:style-name="T21">, creado en el apartado anterior,</text:span><text:span text:style-name="T17"> la siguiente jerarquía de directorios y archivos:</text:span><text:span text:style-name="T18"> </text:span></text:p>
      <text:p text:style-name="P13"><text:s text:c="4"/>. <text:s/></text:p>
      <text:p text:style-name="P13"><text:s text:c="4"/>├── documentoss </text:p>
      <text:p text:style-name="P13"><text:s text:c="4"/>│ <text:s text:c="2"/>├── apuntes </text:p>
      <text:p text:style-name="P13"><text:s text:c="4"/>│ <text:s text:c="2"/>│ <text:s text:c="2"/>└── ssv </text:p>
      <text:p text:style-name="P14"><text:span text:style-name="T17"><text:s text:c="4"/>│ <text:s text:c="2"/>│ <text:s text:c="7"/>├── </text:span><text:span text:style-name="T14">ut1.doc</text:span> </text:p>
      <text:p text:style-name="P14"><text:span text:style-name="T17"><text:s text:c="4"/>│ <text:s text:c="2"/>│ <text:s text:c="7"/>└──</text:span> <text:span text:style-name="T14">ut2.doc </text:span></text:p>
      <text:p text:style-name="P13"><text:s text:c="4"/>│ <text:s text:c="2"/>└── practicas</text:p>
      <text:p text:style-name="P13"><text:s text:c="4"/>│ <text:s text:c="6"/>└── reo <text:s/></text:p>
      <text:p text:style-name="P14"><text:span text:style-name="T17"><text:s text:c="4"/>│ <text:s text:c="10"/>└──</text:span> <text:span text:style-name="T14">vlan.pdf</text:span> <text:s text:c="7"/></text:p>
      <text:p text:style-name="P13"><text:s text:c="4"/>└── imagenes </text:p>
      <text:p text:style-name="P14"><text:span text:style-name="T17"><text:s text:c="8"/>├──</text:span> <text:span text:style-name="T14">captura00.png</text:span></text:p>
      <text:p text:style-name="P13"><text:s text:c="8"/>└── <text:span text:style-name="T14">logo_permisos.jpg </text:span></text:p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15"/>
          </table:table-cell>
        </table:table-row>
      </table:table>
      <text:p text:style-name="P22"/>
      <text:p text:style-name="P1"><text:span text:style-name="T9">3</text:span>. Entra en la carpeta <text:span text:style-name="T22">imagenes</text:span>. Copia <text:span text:style-name="T22">logo_permisos.jpg</text:span> al directorio <text:span text:style-name="T22">reo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5"/>
          </table:table-cell>
        </table:table-row>
      </table:table>
      <text:p text:style-name="P25"/>
      <text:p text:style-name="P3"><text:span text:style-name="T9">4</text:span>. Entra en la carpeta <text:span text:style-name="T24">documentos</text:span>. Elimina todos los archivos contenidos en la carpeta <text:span text:style-name="T24">imagenes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5"/>
          </table:table-cell>
        </table:table-row>
      </table:table>
      <text:p text:style-name="P23"/>
      <text:p text:style-name="P3"><text:span text:style-name="T8">5</text:span><text:span text:style-name="T3">.Mueve la carpeta</text:span><text:span text:style-name="T24"> </text:span><text:span text:style-name="T23">ssv</text:span><text:span text:style-name="T24"> </text:span><text:span text:style-name="T3">y todo su contenido a la carpeta </text:span><text:span text:style-name="T23">imagenes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5"/>
          </table:table-cell>
        </table:table-row>
      </table:table>
      <text:p text:style-name="P24"><text:soft-page-break/></text:p>
      <text:p text:style-name="P3"><text:span text:style-name="T9">6</text:span>. Desde la carpeta <text:span text:style-name="T25">recuperacion-eval1</text:span>. Utilizando notación simbólica, quita el permiso de escritura a los usuarios del grupo al fichero <text:span text:style-name="T16">ut1.doc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5"/>
          </table:table-cell>
        </table:table-row>
      </table:table>
      <text:p text:style-name="P2"/>
      <text:p text:style-name="P2"><text:span text:style-name="T9">7</text:span>. Desde el directorio <text:span text:style-name="T27">recuperacion-eval1</text:span>. Utilizando notación numérica quita al usuario, el grupo y al resto de usuarios el permiso de escritura sobre el archivo <text:span text:style-name="T15">logo_permisos.jpg</text:span> (el resto de permisos deben quedar como estaban)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5"/>
          </table:table-cell>
        </table:table-row>
      </table:table>
      <text:p text:style-name="P2"/>
      <text:p text:style-name="P4"><text:span text:style-name="T12">8</text:span><text:span text:style-name="T33">. </text:span><text:span text:style-name="T32">Comprime el archivo </text:span><text:span text:style-name="T29">ut1.doc</text:span><text:span text:style-name="T32"> utilizando el comando gzip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5"/>
          </table:table-cell>
        </table:table-row>
      </table:table>
      <text:p text:style-name="P16"/>
      <text:p text:style-name="P5"><text:span text:style-name="T13">9</text:span><text:span text:style-name="T35">. Desde la carpeta </text:span><text:span text:style-name="T30">temp</text:span><text:span text:style-name="T35">, empaqueta con <text:s/>tar el </text:span><text:span text:style-name="T36">directorio</text:span><text:span text:style-name="T35"> </text:span><text:span text:style-name="T30">recuperacion-eval1</text:span><text:span text:style-name="T35"> </text:span><text:span text:style-name="T36">con</text:span><text:span text:style-name="T35"> </text:span><text:span text:style-name="T36">el</text:span><text:span text:style-name="T35"> </text:span><text:span text:style-name="T36">comando</text:span><text:span text:style-name="T35"> </text:span><text:span text:style-name="T36">tar con el nombre </text:span><text:span text:style-name="T26">recuperacion-eval1.tar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5"/>
          </table:table-cell>
        </table:table-row>
      </table:table>
      <text:p text:style-name="P18"><text:s/></text:p>
      <text:p text:style-name="P5"><text:span text:style-name="T10">10</text:span><text:span text:style-name="T36">. Muestra</text:span><text:span text:style-name="T35"> </text:span><text:span text:style-name="T36">el</text:span><text:span text:style-name="T35"> </text:span><text:span text:style-name="T36">contenido</text:span><text:span text:style-name="T35"> </text:span><text:span text:style-name="T36">del</text:span><text:span text:style-name="T35"> </text:span><text:span text:style-name="T36">archivo</text:span><text:span text:style-name="T35"> <text:s/></text:span><text:span text:style-name="T30">recuperacion-eval1.tar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5"/>
          </table:table-cell>
        </table:table-row>
      </table:table>
      <text:p text:style-name="P5"/>
      <text:p text:style-name="P2"><text:span text:style-name="T9">11</text:span>. <text:span text:style-name="T3">Elimina la carpeta </text:span><text:span text:style-name="T23"><text:s/></text:span><text:span text:style-name="T27">recuperacion-eval1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5"/>
          </table:table-cell>
        </table:table-row>
      </table:table>
      <text:p text:style-name="P26"/>
      <text:p text:style-name="P5"><text:span text:style-name="T11">12.</text:span><text:span text:style-name="T31"> Restaura</text:span><text:span text:style-name="T34"> </text:span><text:span text:style-name="T31">mediante</text:span><text:span text:style-name="T34"> </text:span><text:span text:style-name="T31">tar</text:span><text:span text:style-name="T34"> </text:span><text:span text:style-name="T31">el</text:span><text:span text:style-name="T34"> </text:span><text:span text:style-name="T31">directorio</text:span><text:span text:style-name="T34"> </text:span><text:span text:style-name="T28">recuperacion-eval1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5"/>
          </table:table-cell>
        </table:table-row>
      </table:table>
      <text:p text:style-name="P19"/>
      <text:p text:style-name="P5"><text:span text:style-name="T13">13</text:span><text:span text:style-name="T35">. Busca paquetes que contengan el texto </text:span><text:span text:style-name="T30">ping</text:span><text:span text:style-name="T35">.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5"/>
          </table:table-cell>
        </table:table-row>
      </table:table>
      <text:p text:style-name="P17"/>
      <text:p text:style-name="P5"><text:span text:style-name="T13">14</text:span><text:span text:style-name="T35">. Instala el paquete </text:span><text:span text:style-name="T30">hping3.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5"/>
          </table:table-cell>
        </table:table-row>
      </table:table>
      <text:p text:style-name="P20"/>
      <text:p text:style-name="P5"><text:span text:style-name="T13">15.</text:span><text:span text:style-name="T35"> Desinstalar el paquete </text:span><text:span text:style-name="T30">hping3</text:span><text:span text:style-name="T35"> y sus archivos de configuración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5"/>
          </table:table-cell>
        </table:table-row>
      </table:table>
      <text:p text:style-name="P20"/>
      <text:p text:style-name="P5"><text:span text:style-name="T13">16</text:span><text:span text:style-name="T35">. Visualizar un listado de las dependencias del paquete </text:span><text:span text:style-name="T30">hping3</text:span></text:p>
      <table:table table:name="Tabla16" table:style-name="Tabla16">
        <table:table-column table:style-name="Tabla16.A"/>
        <text:soft-page-break/>
        <table:table-row>
          <table:table-cell table:style-name="Tabla16.A1" office:value-type="string">
            <text:p text:style-name="P15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default-outline-level="1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style:font-name="Arial" fo:font-size="8pt" style:font-name-asian="Arial" style:font-size-asian="8pt" style:font-name-complex="Arial" style:font-size-complex="8pt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T4" style:family="text">
      <style:text-properties style:font-name="Arial" style:font-name-asian="Arial" style:font-name-complex="Arial"/>
    </style:style>
    <style:style style:name="M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-1ª evaluación</text:span><text:span text:style-name="MT2"><text:tab/></text:span><text:span text:style-name="MT3">Recuperación. Prueba práctica</text:span><text:span text:style-name="MT4"><text:tab/></text:span><draw:frame draw:style-name="Mfr1" draw:name="gráficos1" text:anchor-type="as-char" svg:width="2.17cm" svg:height="0.767cm" draw:z-index="2"><draw:image xlink:href="Pictures/10000201000001930000008D0A797014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3T09:10:46</meta:creation-date>
    <meta:generator>LibreOffice/3.5$Linux_x86 LibreOffice_project/350m1$Build-2</meta:generator>
    <dc:date>2012-06-17T12:21:44</dc:date>
    <meta:editing-duration>PT7H39M29S</meta:editing-duration>
    <meta:editing-cycles>54</meta:editing-cycles>
    <dc:creator>ivan </dc:creator>
    <meta:document-statistic meta:table-count="16" meta:image-count="1" meta:object-count="0" meta:page-count="3" meta:paragraph-count="38" meta:word-count="302" meta:character-count="2062" meta:non-whitespace-character-count="1675"/>
  </office:meta>
</office:document-meta>
</file>